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78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2.773cm" fo:padding-left="0.15cm" fo:padding-right="0.15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1.903cm" fo:padding-left="0.15cm" fo:padding-right="0.15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2.303cm" fo:padding-left="0.15cm" fo:padding-right="0.15cm"/>
    </style:style>
    <style:style style:name="gr5" style:family="graphic" style:parent-style-name="standard">
      <style:graphic-properties svg:stroke-color="#000000" draw:marker-start-width="0.2cm" draw:marker-end="Arrow" draw:marker-end-width="0.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>
        <style:tab-stops>
          <style:tab-stop style:position="2.223cm"/>
        </style:tab-stops>
      </style:paragraph-properties>
    </style:style>
    <style:style style:name="P5" style:family="paragraph">
      <style:paragraph-properties fo:margin-left="0cm" fo:margin-right="0cm" fo:text-indent="0cm">
        <style:tab-stops>
          <style:tab-stop style:position="2.275cm"/>
        </style:tab-stops>
      </style:paragraph-properties>
    </style:style>
    <style:style style:name="P6" style:family="paragraph">
      <style:paragraph-properties fo:text-align="center"/>
    </style:style>
    <style:style style:name="P7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327cm" svg:height="1.128cm" svg:x="7.473cm" svg:y="0.972cm">
          <draw:text-box>
            <text:p text:style-name="P1">Schéma relationnel EPC-stages</text:p>
          </draw:text-box>
        </draw:frame>
        <draw:frame draw:style-name="gr2" draw:text-style-name="P3" xml:id="id1" draw:id="id1" draw:layer="layout" svg:width="4.53cm" svg:height="3.853cm" svg:x="3.97cm" svg:y="8.1cm">
          <draw:text-box>
            <text:p text:style-name="P2"><text:span text:style-name="T1">Student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first_name</text:span><text:span text:style-name="T2"><text:tab/></text:span><text:span text:style-name="T2">VARCHAR(40)</text:span></text:p>
            <text:p text:style-name="P2"><text:span text:style-name="T2">last_name</text:span><text:span text:style-name="T2"><text:tab/></text:span><text:span text:style-name="T2">VARCHAR(40)</text:span></text:p>
            <text:p text:style-name="P2"><text:span text:style-name="T2">birth_date</text:span><text:span text:style-name="T2"><text:tab/></text:span><text:span text:style-name="T2">DATE</text:span></text:p>
            <text:p text:style-name="P2"><text:span text:style-name="T2">pcode</text:span><text:span text:style-name="T2"><text:tab/></text:span><text:span text:style-name="T2">VARCHAR(4)</text:span></text:p>
            <text:p text:style-name="P2"><text:span text:style-name="T2">city</text:span><text:span text:style-name="T2"><text:tab/></text:span><text:span text:style-name="T2">VARCHAR(40)</text:span></text:p>
            <text:p text:style-name="P2"><text:span text:style-name="T2">section_id</text:span><text:span text:style-name="T2"><text:tab/></text:span><text:span text:style-name="T2">INT NOT NULL</text:span></text:p>
          </draw:text-box>
          <draw:glue-point draw:id="4" svg:x="5.002cm" svg:y="-1.365cm"/>
          <draw:glue-point draw:id="5" svg:x="-5.002cm" svg:y="4.085cm"/>
        </draw:frame>
        <draw:frame draw:style-name="gr2" draw:text-style-name="P3" xml:id="id5" draw:id="id5" draw:layer="layout" svg:width="4.53cm" svg:height="3.853cm" svg:x="23.37cm" svg:y="7.947cm">
          <draw:text-box>
            <text:p text:style-name="P2"><text:span text:style-name="T1">Corporatio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100)</text:span></text:p>
            <text:p text:style-name="P2"><text:span text:style-name="T2">street</text:span><text:span text:style-name="T2"><text:tab/></text:span><text:span text:style-name="T2">VARCHAR(100)</text:span></text:p>
            <text:p text:style-name="P2"><text:span text:style-name="T2">pcode</text:span><text:span text:style-name="T2"><text:tab/></text:span><text:span text:style-name="T2">VARCHAR(4)</text:span></text:p>
            <text:p text:style-name="P2"><text:span text:style-name="T2">city</text:span><text:span text:style-name="T2"><text:tab/></text:span><text:span text:style-name="T2">VARCHAR(40)</text:span></text:p>
            <text:p text:style-name="P2"><text:span text:style-name="T2">tel</text:span><text:span text:style-name="T2"><text:tab/></text:span><text:span text:style-name="T2">VARCHAR(20)</text:span></text:p>
            <text:p text:style-name="P2"><text:span text:style-name="T2">email</text:span><text:span text:style-name="T2"><text:tab/></text:span><text:span text:style-name="T2">VARCHAR(40)</text:span></text:p>
          </draw:text-box>
          <draw:glue-point draw:id="5" svg:x="-5.002cm" svg:y="-1.487cm"/>
        </draw:frame>
        <draw:frame draw:style-name="gr3" draw:text-style-name="P3" xml:id="id2" draw:id="id2" draw:layer="layout" svg:width="4.53cm" svg:height="2.153cm" svg:x="2.17cm" svg:y="4.447cm">
          <draw:text-box>
            <text:p text:style-name="P2"><text:span text:style-name="T1">Sectio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</draw:text-box>
          <draw:glue-point draw:id="4" svg:x="5.002cm" svg:y="1.751cm"/>
          <draw:glue-point draw:id="5" svg:x="-5.002cm" svg:y="1.286cm"/>
        </draw:frame>
        <draw:frame draw:style-name="gr4" draw:text-style-name="P3" xml:id="id9" draw:id="id9" draw:layer="layout" svg:width="4.53cm" svg:height="2.553cm" svg:x="4.07cm" svg:y="13.547cm">
          <draw:text-box>
            <text:p text:style-name="P2"><text:span text:style-name="T1">Referent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first_name</text:span><text:span text:style-name="T2"><text:tab/></text:span><text:span text:style-name="T2">VARCHAR(40)</text:span></text:p>
            <text:p text:style-name="P2"><text:span text:style-name="T2">last_name</text:span><text:span text:style-name="T2"><text:tab/></text:span><text:span text:style-name="T2">VARCHAR(40)</text:span></text:p>
          </draw:text-box>
        </draw:frame>
        <draw:frame draw:style-name="gr2" draw:text-style-name="P3" xml:id="id6" draw:id="id6" draw:layer="layout" svg:width="4.93cm" svg:height="3.497cm" svg:x="23.3cm" svg:y="12.7cm">
          <draw:text-box>
            <text:p text:style-name="P2"><text:span text:style-name="T1">CorpContact</text:span></text:p>
            <text:p text:style-name="P2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corporation_id</text:span><text:span text:style-name="T2"><text:tab/></text:span><text:span text:style-name="T2">INT NOT NULL</text:span></text:p>
            <text:p text:style-name="P4"><text:span text:style-name="T2">first_name</text:span><text:span text:style-name="T2"><text:tab/></text:span><text:span text:style-name="T2">VARCHAR(40)</text:span></text:p>
            <text:p text:style-name="P4"><text:span text:style-name="T2">last_name</text:span><text:span text:style-name="T2"><text:tab/></text:span><text:span text:style-name="T2">VARCHAR(40)</text:span></text:p>
            <text:p text:style-name="P4"><text:span text:style-name="T2">tel</text:span><text:span text:style-name="T2"><text:tab/></text:span><text:span text:style-name="T2">VARCHAR(20)</text:span></text:p>
            <text:p text:style-name="P4"><text:span text:style-name="T2">email</text:span><text:span text:style-name="T2"><text:tab/></text:span><text:span text:style-name="T2">VARCHAR(40)</text:span></text:p>
          </draw:text-box>
          <draw:glue-point draw:id="5" svg:x="-5cm" svg:y="-1.1cm"/>
        </draw:frame>
        <draw:frame draw:style-name="gr3" draw:text-style-name="P3" xml:id="id8" draw:id="id8" draw:layer="layout" svg:width="4.53cm" svg:height="2.153cm" svg:x="13.27cm" svg:y="15.847cm">
          <draw:text-box>
            <text:p text:style-name="P2"><text:span text:style-name="T1">Domai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50)</text:span></text:p>
          </draw:text-box>
          <draw:glue-point draw:id="4" svg:x="5cm" svg:y="1.751cm"/>
          <draw:glue-point draw:id="5" svg:x="-5.002cm" svg:y="1.286cm"/>
        </draw:frame>
        <draw:frame draw:style-name="gr2" draw:text-style-name="P3" xml:id="id3" draw:id="id3" draw:layer="layout" svg:width="4.53cm" svg:height="3.023cm" svg:x="10.6cm" svg:y="3.977cm">
          <draw:text-box>
            <text:p text:style-name="P2"><text:span text:style-name="T1">Period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section_id</text:span><text:span text:style-name="T2"><text:tab/></text:span><text:span text:style-name="T2">INT NOT NULL</text:span></text:p>
            <text:p text:style-name="P2"><text:span text:style-name="T2">start_date</text:span><text:span text:style-name="T2"><text:tab/></text:span><text:span text:style-name="T2">DATE</text:span></text:p>
            <text:p text:style-name="P2"><text:span text:style-name="T2">end_date</text:span><text:span text:style-name="T2"><text:tab/></text:span><text:span text:style-name="T2">DATE</text:span></text:p>
          </draw:text-box>
          <draw:glue-point draw:id="4" svg:x="5.002cm" svg:y="-0.621cm"/>
          <draw:glue-point draw:id="5" svg:x="-5.002cm" svg:y="1.032cm"/>
        </draw:frame>
        <draw:frame draw:style-name="gr2" draw:text-style-name="P3" xml:id="id4" draw:id="id4" draw:layer="layout" svg:width="4.93cm" svg:height="3.141cm" svg:x="16.57cm" svg:y="4cm">
          <draw:text-box>
            <text:p text:style-name="P2"><text:span text:style-name="T1">Availability</text:span></text:p>
            <text:p text:style-name="P2"><text:span text:style-name="T1">-------------------------</text:span></text:p>
            <text:p text:style-name="P5"><text:span text:style-name="T2">id</text:span><text:span text:style-name="T2"><text:tab/></text:span><text:span text:style-name="T2">INT NOT NULL</text:span></text:p>
            <text:p text:style-name="P5"><text:span text:style-name="T2">corporation_id</text:span><text:span text:style-name="T2"><text:tab/></text:span><text:span text:style-name="T2">INT NOT NULL</text:span></text:p>
            <text:p text:style-name="P5"><text:span text:style-name="T2">period_id</text:span><text:span text:style-name="T2"><text:tab/></text:span><text:span text:style-name="T2">INT NOT NULL</text:span></text:p>
            <text:p text:style-name="P5"><text:span text:style-name="T2">number</text:span><text:span text:style-name="T2"><text:tab/></text:span><text:span text:style-name="T2">INT NOT NULL</text:span></text:p>
            <text:p text:style-name="P5"><text:span text:style-name="T2">domain_id</text:span><text:span text:style-name="T2"><text:tab/></text:span><text:span text:style-name="T2">INT NOT NULL</text:span></text:p>
          </draw:text-box>
          <draw:glue-point draw:id="4" svg:x="5.002cm" svg:y="0.732cm"/>
          <draw:glue-point draw:id="5" svg:x="-5.002cm" svg:y="1.687cm"/>
          <draw:glue-point draw:id="6" svg:x="5.002cm" svg:y="4.234cm"/>
        </draw:frame>
        <draw:frame draw:style-name="gr2" draw:text-style-name="P3" xml:id="id7" draw:id="id7" draw:layer="layout" svg:width="4.93cm" svg:height="3.497cm" svg:x="13cm" svg:y="9.3cm">
          <draw:text-box>
            <text:p text:style-name="P2"><text:span text:style-name="T1">Training</text:span></text:p>
            <text:p text:style-name="P2"><text:span text:style-name="T1">-------------------------</text:span></text:p>
            <text:p text:style-name="P5"><text:span text:style-name="T2">id</text:span><text:span text:style-name="T2"><text:tab/></text:span><text:span text:style-name="T2">INT NOT NULL</text:span></text:p>
            <text:p text:style-name="P5"><text:span text:style-name="T2">student_id</text:span><text:span text:style-name="T2"><text:tab/></text:span><text:span text:style-name="T2">INT NOT NULL</text:span></text:p>
            <text:p text:style-name="P5"><text:span text:style-name="T2">corporation_id</text:span><text:span text:style-name="T2"><text:tab/></text:span><text:span text:style-name="T2">INT NOT NULL</text:span></text:p>
            <text:p text:style-name="P5"><text:span text:style-name="T2">period_id</text:span><text:span text:style-name="T2"><text:tab/></text:span><text:span text:style-name="T2">INT NOT NULL</text:span></text:p>
            <text:p text:style-name="P5"><text:span text:style-name="T2">referent_id</text:span><text:span text:style-name="T2"><text:tab/></text:span><text:span text:style-name="T2">INT NOT NULL</text:span></text:p>
            <text:p text:style-name="P5"><text:span text:style-name="T2">domain_id</text:span><text:span text:style-name="T2"><text:tab/></text:span><text:span text:style-name="T2">INT NOT NULL</text:span></text:p>
          </draw:text-box>
          <draw:glue-point draw:id="4" svg:x="5.002cm" svg:y="4.152cm"/>
          <draw:glue-point draw:id="5" svg:x="5.002cm" svg:y="1.006cm"/>
          <draw:glue-point draw:id="6" svg:x="-5.002cm" svg:y="2.15cm"/>
          <draw:glue-point draw:id="7" svg:x="-5cm" svg:y="3.008cm"/>
        </draw:frame>
        <draw:connector draw:style-name="gr5" draw:text-style-name="P6" draw:layer="layout" svg:x1="3.97cm" svg:y1="11.599cm" svg:x2="2.17cm" svg:y2="5.799cm" draw:start-shape="id1" draw:start-glue-point="5" draw:end-shape="id2" draw:end-glue-point="5" svg:d="m3970 11599h-2301v-5800h501">
          <text:p/>
        </draw:connector>
        <draw:connector draw:style-name="gr5" draw:text-style-name="P6" draw:layer="layout" svg:x1="10.6cm" svg:y1="5.799cm" svg:x2="6.7cm" svg:y2="5.899cm" draw:start-shape="id3" draw:start-glue-point="5" draw:end-shape="id2" draw:end-glue-point="4" svg:d="m10600 5799h-1950v100h-1950">
          <text:p/>
        </draw:connector>
        <draw:connector draw:style-name="gr5" draw:text-style-name="P6" draw:layer="layout" svg:x1="16.57cm" svg:y1="6.099cm" svg:x2="15.13cm" svg:y2="5.301cm" draw:start-shape="id4" draw:start-glue-point="5" draw:end-shape="id3" draw:end-glue-point="4" svg:d="m16570 6099h-720v-798h-720">
          <text:p/>
        </draw:connector>
        <draw:connector draw:style-name="gr5" draw:text-style-name="P6" draw:layer="layout" svg:x1="21.5cm" svg:y1="5.799cm" svg:x2="23.37cm" svg:y2="9.301cm" draw:start-shape="id4" draw:start-glue-point="4" draw:end-shape="id5" draw:end-glue-point="5" svg:d="m21500 5799h935v3502h935">
          <text:p/>
        </draw:connector>
        <draw:connector draw:style-name="gr5" draw:text-style-name="P6" draw:layer="layout" svg:x1="23.3cm" svg:y1="14.448cm" svg:x2="23.37cm" svg:y2="9.301cm" draw:start-shape="id6" draw:end-shape="id5" draw:end-glue-point="5" svg:d="m23300 14448h-501v-5147h571">
          <text:p/>
        </draw:connector>
        <draw:connector draw:style-name="gr5" draw:text-style-name="P6" draw:layer="layout" svg:x1="17.93cm" svg:y1="11.399cm" svg:x2="23.37cm" svg:y2="9.301cm" draw:start-shape="id7" draw:start-glue-point="5" draw:end-shape="id5" draw:end-glue-point="5" svg:d="m17930 11399h2720v-2098h2720">
          <text:p/>
        </draw:connector>
        <draw:connector draw:style-name="gr5" draw:text-style-name="P6" draw:layer="layout" svg:x1="13cm" svg:y1="11.799cm" svg:x2="10.6cm" svg:y2="5.488cm" draw:start-shape="id7" draw:start-glue-point="6" draw:end-shape="id3" draw:end-glue-point="3" svg:d="m13000 11799h-2901v-6311h501">
          <text:p/>
        </draw:connector>
        <draw:connector draw:style-name="gr5" draw:text-style-name="P6" draw:layer="layout" svg:x1="17.93cm" svg:y1="12.499cm" svg:x2="17.8cm" svg:y2="17.299cm" draw:start-shape="id7" draw:start-glue-point="4" draw:end-shape="id8" draw:end-glue-point="4" svg:d="m17930 12499h501v4800h-631">
          <text:p/>
        </draw:connector>
        <draw:connector draw:style-name="gr5" draw:text-style-name="P6" draw:layer="layout" svg:x1="13cm" svg:y1="12.099cm" svg:x2="8.6cm" svg:y2="14.823cm" draw:start-shape="id7" draw:start-glue-point="7" draw:end-shape="id9" draw:end-glue-point="1" svg:d="m13000 12099h-2200v2724h-2200">
          <text:p/>
        </draw:connector>
        <draw:connector draw:style-name="gr5" draw:text-style-name="P6" draw:layer="layout" svg:x1="13cm" svg:y1="11.048cm" svg:x2="8.5cm" svg:y2="9.501cm" draw:start-shape="id7" draw:start-glue-point="3" draw:end-shape="id1" draw:end-glue-point="4" svg:d="m13000 11048h-2250v-1547h-2250">
          <text:p/>
        </draw:connector>
        <draw:connector draw:style-name="gr5" draw:text-style-name="P6" draw:layer="layout" svg:x1="21.5cm" svg:y1="6.899cm" svg:x2="17.8cm" svg:y2="17.299cm" draw:start-shape="id4" draw:start-glue-point="6" draw:end-shape="id8" draw:end-glue-point="4" svg:d="m21500 6899h501v10400h-4201">
          <text:p/>
        </draw:connector>
        <draw:frame draw:style-name="gr6" draw:text-style-name="P7" draw:layer="layout" svg:width="3.538cm" svg:height="0.67cm" svg:x="1.062cm" svg:y="19.33cm">
          <draw:text-box>
            <text:p text:style-name="P7"><text:span text:style-name="T3">cpa, 2012-11-0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aude </meta:initial-creator>
    <meta:creation-date>2012-11-06T17:05:58</meta:creation-date>
    <dc:date>2012-11-06T17:43:26</dc:date>
    <dc:creator>Claude </dc:creator>
    <meta:editing-duration>PT32M5S</meta:editing-duration>
    <meta:editing-cycles>6</meta:editing-cycles>
    <meta:generator>LibreOffice/3.5$Linux_X86_64 LibreOffice_project/350m1$Build-2</meta:generator>
    <meta:printed-by>Claude </meta:printed-by>
    <meta:print-date>2012-11-06T17:39:48</meta:print-date>
    <meta:document-statistic meta:object-count="22"/>
  </office:meta>
</office:document-meta>
</file>